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498b" officeooo:paragraph-rsid="001c49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f a Substring is Present in a Given String.</text:p>
      <text:p text:style-name="P1"/>
      <text:p text:style-name="P1">two strings, check if sub is there in str.</text:p>
      <text:p text:style-name="P1"/>
      <text:p text:style-name="P1">Examples:</text:p>
      <text:p text:style-name="P1"/>
      <text:p text:style-name="P1">Input : <text:s/>str=geeks for geeks </text:p>
      <text:p text:style-name="P1"><text:s text:c="12"/>sub= geeks</text:p>
      <text:p text:style-name="P1">Output : yes</text:p>
      <text:p text:style-name="P1"/>
      <text:p text:style-name="P1">Input :str=Coding in Python </text:p>
      <text:p text:style-name="P1"><text:s text:c="10"/>sub=Java </text:p>
      <text:p text:style-name="P1">Output :n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6T23:35:47.336672155</meta:creation-date>
    <dc:date>2020-09-16T23:36:27.105781911</dc:date>
    <meta:editing-duration>PT41S</meta:editing-duration>
    <meta:editing-cycles>1</meta:editing-cycles>
    <meta:document-statistic meta:table-count="0" meta:image-count="0" meta:object-count="0" meta:page-count="1" meta:paragraph-count="9" meta:word-count="36" meta:character-count="215" meta:non-whitespace-character-count="162"/>
    <meta:generator>LibreOffice/5.1.6.2$Linux_X86_64 LibreOffice_project/10m0$Build-2</meta:generator>
  </office:meta>
</office:document-meta>
</file>